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P4" style:family="paragraph">
      <style:paragraph-properties fo:margin-top="0.1cm" fo:margin-bottom="0cm"/>
    </style:style>
    <style:style style:name="P5" style:family="paragraph">
      <style:text-properties fo:font-size="10pt" style:font-size-asian="28pt" style:font-size-complex="28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nda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 to Pandas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ata manipulation in Python</text:span></text:p>
              </text:list-item>
              <text:list-item>
                <text:p><text:span text:style-name="T1">2 additional data structures </text:span></text:p>
                <text:list>
                  <text:list-item>
                    <text:p><text:span text:style-name="T1">Panda Series</text:span><text:span text:style-name="T1"><text:tab/></text:span></text:p>
                  </text:list-item>
                  <text:list-item>
                    <text:p><text:span text:style-name="T1">Pandas Dataframe</text:span></text:p>
                  </text:list-item>
                  <text:list-item>
                    <text:p><text:span text:style-name="T1">allow use ot work with label and additional data</text:span></text:p>
                  </text:list-item>
                </text:list>
              </text:list-item>
              <text:list-item>
                <text:p><text:span text:style-name="T1">Find the version of Pandas </text:span></text:p>
                <text:list>
                  <text:list-item>
                    <text:p><text:span text:style-name="T1">!conda list pandas</text:span><text:span text:style-name="T1"><text:tab/></text:span><text:span text:style-name="T1">from jupyter notebook</text:span></text:p>
                  </text:list-item>
                  <text:list-item>
                    <text:p><text:span text:style-name="T1">conda list pandas</text:span><text:span text:style-name="T1"><text:tab/></text:span><text:span text:style-name="T1">in the Anaconda Prompt</text:span></text:p>
                    <text:list>
                      <text:list-item>
                        <text:p><text:span text:style-name="T1">conda install pandas=0.22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y use Pandas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recent success of machine learning algorithms is partly due to the huge amounts of data that we have available to train our algorithms</text:span></text:p>
              </text:list-item>
              <text:list-item>
                <text:p><text:span text:style-name="T1">Make it easy to look at the data and correct the data so that it will be easy to fee into an algorithm</text:span></text:p>
              </text:list-item>
              <text:list-item>
                <text:p><text:span text:style-name="T1">Panda Series and Dataframes are designed for fast data analysis and manipulation</text:span></text:p>
              </text:list-item>
              <text:list-item>
                <text:p><text:span text:style-name="T1">Reason to use for data analysis</text:span></text:p>
                <text:list>
                  <text:list-item>
                    <text:p><text:span text:style-name="T1">Allows the use of labels for rows and columns</text:span></text:p>
                  </text:list-item>
                  <text:list-item>
                    <text:p><text:span text:style-name="T1">Can calculate rolling statistics on time series data</text:span></text:p>
                  </text:list-item>
                  <text:list-item>
                    <text:p><text:span text:style-name="T1">Easy handling of NaN values</text:span></text:p>
                  </text:list-item>
                  <text:list-item>
                    <text:p><text:span text:style-name="T1">Is able to laod dat of different formats into DataFrames</text:span></text:p>
                  </text:list-item>
                  <text:list-item>
                    <text:p><text:span text:style-name="T1">Integrates with Numpy and Mathplotli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Pandas Series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anda Series is a 1D array like object that can hold many data types such as number or strings and has an option to provide axis labels</text:span></text:p>
              </text:list-item>
              <text:list-item>
                <text:p><text:span text:style-name="T1">Difference between NumPy ndarrays and Pandas Series</text:span></text:p>
                <text:list>
                  <text:list-item>
                    <text:p><text:span text:style-name="T1">Can assign an index label to each element in the Pandas Series ( name the indices of your Pandas Series anything you want )</text:span></text:p>
                    <text:list>
                      <text:list-item>
                        <text:p><text:span text:style-name="T1">indices – plural of index</text:span></text:p>
                      </text:list-item>
                    </text:list>
                  </text:list-item>
                  <text:list-item>
                    <text:p><text:span text:style-name="T1">Panda Series can hold data of different types</text:span></text:p>
                  </text:list-item>
                </text:list>
              </text:list-item>
              <text:list-item>
                <text:p><text:span text:style-name="T1">import pandas as pd</text:span></text:p>
              </text:list-item>
              <text:list-item>
                <text:p><text:span text:style-name="T1">pd.Series(data, index) – </text:span></text:p>
                <text:list>
                  <text:list-item>
                    <text:p><text:span text:style-name="T1">parameters</text:span></text:p>
                    <text:list>
                      <text:list-item>
                        <text:p><text:span text:style-name="T1">data </text:span></text:p>
                      </text:list-item>
                      <text:list-item>
                        <text:p><text:span text:style-name="T1">index is a list of index labels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groceries = pd.Series(data = [30, 6, 'Yes', 'No'], index = ['eggs', 'apples', 'milk', 'bread'])</text:span></text:p>
                      </text:list-item>
                      <text:list-item>
                        <text:p><text:span text:style-name="T1">groceries</text:span><text:span text:style-name="T1"><text:tab/></text:span><text:span text:style-name="T1"><text:tab/></text:span><text:span text:style-name="T1"><text:tab/></text:span><text:span text:style-name="T1">// Display in Juypter</text:span></text:p>
                      </text:list-item>
                      <text:list-item>
                        <text:p><text:span text:style-name="T1">Output ( Data is indexed with the names of the food )</text:span></text:p>
                        <text:list>
                          <text:list-item>
                            <text:p><text:span text:style-name="T1">eggs <text:s text:c="10"/></text:span><text:span text:style-name="T1"><text:tab/></text:span><text:span text:style-name="T1">30</text:span></text:p>
                          </text:list-item>
                          <text:list-item>
                            <text:p><text:span text:style-name="T1">apples <text:s text:c="8"/></text:span><text:span text:style-name="T1"><text:tab/></text:span><text:span text:style-name="T1">6</text:span></text:p>
                          </text:list-item>
                          <text:list-item>
                            <text:p><text:span text:style-name="T1">milk <text:s text:c="8"/></text:span><text:span text:style-name="T1"><text:tab/></text:span><text:span text:style-name="T1">Yes</text:span></text:p>
                          </text:list-item>
                          <text:list-item>
                            <text:p><text:span text:style-name="T1">bread <text:s text:c="3"/></text:span><text:span text:style-name="T1"><text:tab/></text:span><text:span text:style-name="T1">No</text:span></text:p>
                          </text:list-item>
                          <text:list-item>
                            <text:p><text:span text:style-name="T1">dtype: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ob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<text:tab/></text:span><text:span text:style-name="T1">// Not a label do not count in calcul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reating Pandas Series</text:p>
          </draw:text-box>
        </draw:frame>
        <draw:frame presentation:style-name="pr4" draw:text-style-name="P2" draw:layer="layout" svg:width="26.317cm" svg:height="12.006cm" draw:transform="rotate (-0.0043633231299858) translate (1.422cm 3.629cm)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groceries.shape </text:span><text:span text:style-name="T1"><text:tab/></text:span><text:span text:style-name="T1"><text:tab/></text:span><text:span text:style-name="T1">(4,)</text:span></text:p>
                  </text:list-item>
                  <text:list-item>
                    <text:p><text:span text:style-name="T1">groceries.ndim</text:span><text:span text:style-name="T1"><text:tab/></text:span><text:span text:style-name="T1"><text:tab/></text:span><text:span text:style-name="T1"><text:tab/></text:span><text:span text:style-name="T1">1</text:span></text:p>
                  </text:list-item>
                  <text:list-item>
                    <text:p><text:span text:style-name="T1">groceries.size </text:span><text:span text:style-name="T1"><text:tab/></text:span><text:span text:style-name="T1"><text:tab/></text:span><text:span text:style-name="T1"><text:tab/></text:span><text:span text:style-name="T1">4 </text:span></text:p>
                  </text:list-item>
                  <text:list-item>
                    <text:p><text:span text:style-name="T1">groceries.values </text:span><text:span text:style-name="T1"><text:tab/></text:span><text:span text:style-name="T1"><text:tab/></text:span><text:span text:style-name="T1">[ 30 6 ‘YES’ ‘NO’ ]</text:span></text:p>
                  </text:list-item>
                  <text:list-item>
                    <text:p><text:span text:style-name="T1">groceries.index</text:span><text:span text:style-name="T1"><text:tab/></text:span><text:span text:style-name="T1"><text:tab/></text:span><text:span text:style-name="T1"><text:tab/></text:span><text:span text:style-name="T1"> [‘eggs’ ‘apples’ ‘milk’ ‘bread’ ]</text:span></text:p>
                  </text:list-item>
                  <text:list-item>
                    <text:p><text:span text:style-name="T1">x = ‘bananas’ in groceries</text:span><text:span text:style-name="T1"><text:tab/></text:span><text:span text:style-name="T1">False</text:span></text:p>
                  </text:list-item>
                  <text:list-item>
                    <text:p><text:span text:style-name="T1">y = ‘brea’ in groceries</text:span><text:span text:style-name="T1"><text:tab/></text:span><text:span text:style-name="T1"><text:tab/></text:span><text:span text:style-name="T1">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ccessing and Deleting Elements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dexes</text:span></text:p>
                <text:list>
                  <text:list-item>
                    <text:p><text:span text:style-name="T1">.loc </text:span><text:span text:style-name="T1"><text:tab/></text:span><text:span text:style-name="T1">stand for location and is used to explicitly state that we are using a labeled index</text:span></text:p>
                  </text:list-item>
                  <text:list-item>
                    <text:p><text:span text:style-name="T1">.iloc </text:span><text:span text:style-name="T1"><text:tab/></text:span><text:span text:style-name="T1">stand for integer location and is used to explicitly state that we are using a numerical index </text:span></text:p>
                  </text:list-item>
                </text:list>
              </text:list-item>
              <text:list-item>
                <text:p><text:span text:style-name="T1">Examples </text:span></text:p>
                <text:list>
                  <text:list-item>
                    <text:p><text:span text:style-name="T1">groceries[‘eggs’]</text:span><text:span text:style-name="T1"><text:tab/></text:span><text:span text:style-name="T1"><text:tab/></text:span><text:span text:style-name="T1"> 30</text:span><text:span text:style-name="T1"><text:tab/></text:span><text:span text:style-name="T1">// Get one item the value is returned</text:span></text:p>
                  </text:list-item>
                  <text:list-item>
                    <text:p><text:span text:style-name="T1">groceries [[‘milk’, ‘bread’ ]]</text:span><text:span text:style-name="T1"><text:tab/></text:span><text:span text:style-name="T1"><text:tab/></text:span><text:span text:style-name="T1">// Get more than one item the index and value are returned</text:span></text:p>
                    <text:list>
                      <text:list-item>
                        <text:p><text:span text:style-name="T1">milk</text:span><text:span text:style-name="T1"><text:tab/></text:span><text:span text:style-name="T1"><text:tab/></text:span><text:span text:style-name="T1"><text:tab/></text:span><text:span text:style-name="T1">Yes</text:span></text:p>
                      </text:list-item>
                      <text:list-item>
                        <text:p><text:span text:style-name="T1">bread</text:span><text:span text:style-name="T1"><text:tab/></text:span><text:span text:style-name="T1"><text:tab/></text:span><text:span text:style-name="T1">No</text:span></text:p>
                      </text:list-item>
                    </text:list>
                  </text:list-item>
                  <text:list-item>
                    <text:p><text:span text:style-name="T1">groceries.loc[[ ‘eggs’, ‘apples’ ]]</text:span></text:p>
                    <text:list>
                      <text:list-item>
                        <text:p><text:span text:style-name="T1">eggs</text:span><text:span text:style-name="T1"><text:tab/></text:span><text:span text:style-name="T1"><text:tab/></text:span><text:span text:style-name="T1">30</text:span></text:p>
                      </text:list-item>
                      <text:list-item>
                        <text:p><text:span text:style-name="T1">apples</text:span><text:span text:style-name="T1"><text:tab/></text:span><text:span text:style-name="T1"><text:tab/></text:span><text:span text:style-name="T1">6</text:span></text:p>
                      </text:list-item>
                    </text:list>
                  </text:list-item>
                  <text:list-item>
                    <text:p><text:span text:style-name="T1">groceries [[ 0, 1 ]] )</text:span></text:p>
                    <text:list>
                      <text:list-item>
                        <text:p><text:span text:style-name="T1">eggs </text:span><text:span text:style-name="T1"><text:tab/></text:span><text:span text:style-name="T1"><text:tab/></text:span><text:span text:style-name="T1">30</text:span></text:p>
                      </text:list-item>
                      <text:list-item>
                        <text:p><text:span text:style-name="T1">apples</text:span><text:span text:style-name="T1"><text:tab/></text:span><text:span text:style-name="T1"><text:tab/></text:span><text:span text:style-name="T1"> 6</text:span></text:p>
                      </text:list-item>
                    </text:list>
                  </text:list-item>
                  <text:list-item>
                    <text:p><text:span text:style-name="T1">groceries[[-1]]</text:span><text:span text:style-name="T1"><text:tab/></text:span><text:span text:style-name="T1"><text:tab/></text:span><text:span text:style-name="T1">Bread</text:span></text:p>
                  </text:list-item>
                  <text:list-item>
                    <text:p><text:span text:style-name="T1">groceries[0] 30</text:span></text:p>
                  </text:list-item>
                  <text:list-item>
                    <text:p><text:span text:style-name="T1">groceries.iloc[[ 2, 3]] </text:span></text:p>
                    <text:list>
                      <text:list-item>
                        <text:p><text:span text:style-name="T1">milk</text:span><text:span text:style-name="T1"><text:tab/></text:span><text:span text:style-name="T1"><text:tab/></text:span><text:span text:style-name="T1"><text:tab/></text:span><text:span text:style-name="T1">Yes</text:span></text:p>
                      </text:list-item>
                      <text:list-item>
                        <text:p><text:span text:style-name="T1">bread</text:span><text:span text:style-name="T1"><text:tab/></text:span><text:span text:style-name="T1"><text:tab/></text:span><text:span text:style-name="T1">No</text:span><text:span text:style-name="T1"><text:tab/></text:span><text:span text:style-name="T1"><text:tab/></text:span><text:span text:style-name="T1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ccessing and Deleting Elements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anda Series is also mutable</text:span></text:p>
                <text:list>
                  <text:list-item>
                    <text:p><text:span text:style-name="T1">groceries[‘eggs’] = 2</text:span></text:p>
                  </text:list-item>
                  <text:list-item>
                    <text:p><text:span text:style-name="T1">Series.drop removes the given label from the given Series and a PDSeries is returned</text:span></text:p>
                    <text:list>
                      <text:list-item>
                        <text:p><text:span text:style-name="T1">goceries.drop(‘apples’)</text:span><text:span text:style-name="T1"><text:tab/></text:span><text:span text:style-name="T1"><text:tab/></text:span><text:span text:style-name="T1">remove index apples and value 6 and return a PDSeries</text:span></text:p>
                      </text:list-item>
                    </text:list>
                  </text:list-item>
                  <text:list-item>
                    <text:p><text:span text:style-name="T1">Delete in place </text:span></text:p>
                    <text:list>
                      <text:list-item>
                        <text:p><text:span text:style-name="T1">groceries.drop(‘apples’, inplace = True )</text:span><text:span text:style-name="T1"><text:tab/></text:span><text:span text:style-name="T1"><text:tab/></text:span><text:span text:style-name="T1">remove index apples and value 6 no PDSERIES is return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ithmetic Operations on Pandas</text:p>
          </draw:text-box>
        </draw:frame>
        <draw:frame presentation:style-name="pr4" draw:text-style-name="P2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ruits= pd.Series(data = [10, 6, 3,], index = ['apples', 'oranges', 'bananas'])</text:span></text:p>
                  </text:list-item>
                  <text:list-item>
                    <text:p><text:span text:style-name="T1">frui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splays the table and dtyp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uits + 2</text:span><text:span text:style-name="T1"><text:tab/></text:span><text:span text:style-name="T1"><text:tab/></text:span><text:span text:style-name="T1"><text:tab/></text:span><text:span text:style-name="T1">10,6,3 become 12,8,5</text:span></text:p>
                  </text:list-item>
                  <text:list-item>
                    <text:p><text:span text:style-name="T1">fruits - <text:s/>2</text:span><text:span text:style-name="T1"><text:tab/></text:span><text:span text:style-name="T1"><text:tab/></text:span><text:span text:style-name="T1"><text:tab/></text:span><text:span text:style-name="T1">10,6,3 become 8,4,1</text:span></text:p>
                  </text:list-item>
                  <text:list-item>
                    <text:p><text:span text:style-name="T1">fruits * 2</text:span><text:span text:style-name="T1"><text:tab/></text:span><text:span text:style-name="T1"><text:tab/></text:span><text:span text:style-name="T1"><text:tab/></text:span><text:span text:style-name="T1">10,6,3 become 20,12,6</text:span></text:p>
                  </text:list-item>
                  <text:list-item>
                    <text:p><text:span text:style-name="T1">fruits / 2</text:span><text:span text:style-name="T1"><text:tab/></text:span><text:span text:style-name="T1"><text:tab/></text:span><text:span text:style-name="T1"><text:tab/></text:span><text:span text:style-name="T1"><text:tab/></text:span><text:span text:style-name="T1">10,6,3 become 5.0,3.0, 1.5</text:span></text:p>
                  </text:list-item>
                </text:list>
              </text:list-item>
              <text:list-item>
                <text:p><text:span text:style-name="T1">Can also use np.exp(fruits), np.sqrt(fruits), np.power(fruits,2)</text:span></text:p>
              </text:list-item>
              <text:list-item>
                <text:p><text:span text:style-name="T1">Perform arithmetic operations on selected elements</text:span></text:p>
                <text:list>
                  <text:list-item>
                    <text:p><text:span text:style-name="T1">fruits[‘bananas’] + 2 would produce</text:span><text:span text:style-name="T1"><text:tab/></text:span><text:span text:style-name="T1">5</text:span></text:p>
                  </text:list-item>
                  <text:list-item>
                    <text:p><text:span text:style-name="T1">fruits[iloc[0] - 2 would produce</text:span><text:span text:style-name="T1"><text:tab/></text:span><text:span text:style-name="T1"><text:tab/></text:span><text:span text:style-name="T1">8 apples</text:span></text:p>
                  </text:list-item>
                  <text:list-item>
                    <text:p><text:span text:style-name="T1">fruits [[ ‘apples’, ‘oranges’ ]] * 2 would produce</text:span></text:p>
                    <text:list>
                      <text:list-item>
                        <text:p><text:span text:style-name="T1">apples <text:s text:c="8"/>20</text:span></text:p>
                      </text:list-item>
                      <text:list-item>
                        <text:p><text:span text:style-name="T1">oranges <text:s text:c="5"/>12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rithmetic Operations on Pandas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an apply arithmetic operations on mixed data type provided that the arithmetic operations are defined for all data types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Groceries * 2</text:span></text:p>
                    <text:list>
                      <text:list-item>
                        <text:p><text:span text:style-name="T1">eggs </text:span><text:span text:style-name="T1"><text:tab/></text:span><text:span text:style-name="T1"><text:tab/></text:span><text:span text:style-name="T1">60</text:span></text:p>
                      </text:list-item>
                      <text:list-item>
                        <text:p><text:span text:style-name="T1">apples</text:span><text:span text:style-name="T1"><text:tab/></text:span><text:span text:style-name="T1"><text:tab/></text:span><text:span text:style-name="T1">12</text:span></text:p>
                      </text:list-item>
                      <text:list-item>
                        <text:p><text:span text:style-name="T1">milk</text:span><text:span text:style-name="T1"><text:tab/></text:span><text:span text:style-name="T1"><text:tab/></text:span><text:span text:style-name="T1">Yes</text:span></text:p>
                      </text:list-item>
                      <text:list-item>
                        <text:p><text:span text:style-name="T1">bread</text:span><text:span text:style-name="T1"><text:tab/></text:span><text:span text:style-name="T1"><text:tab/></text:span><text:span text:style-name="T1">No</text:span></text:p>
                      </text:list-item>
                    </text:list>
                  </text:list-item>
                  <text:list-item>
                    <text:p><text:span text:style-name="T1">However Groceries / 2 would provide an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Pandas Data Frames</text:p>
          </draw:text-box>
        </draw:frame>
        <draw:frame presentation:style-name="pr4" draw:text-style-name="P2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2D data structures with labeled rows and columns that can hold many data types</text:span></text:p>
              </text:list-item>
              <text:list-item>
                <text:p><text:span text:style-name="T1">Create a DataFrame Manually</text:span></text:p>
                <text:list>
                  <text:list-item>
                    <text:p><text:span text:style-name="T1">Create the dictionary of Pandas Series. <text:s/>use pd.DataFrame with the dictionary passed in to create the pd.DataFram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items = {'Bob' : pd.Series(data = [245, 25, 55], index = ['bike', 'pants', 'watch']),</text:span></text:p>
                      </text:list-item>
                    </text:list>
                  </text:list-item>
                  <text:list-item>
                    <text:p><text:span text:style-name="T1"><text:s text:c="8"/></text:span><text:span text:style-name="T1"><text:tab/></text:span><text:span text:style-name="T1"><text:tab/></text:span><text:span text:style-name="T1"> 'Alice' : pd.Series(data = [40, 110, 500, 45], index = ['book', 'glasses', 'bike', 'pants'])}</text:span></text:p>
                    <text:list>
                      <text:list-item>
                        <text:p><text:span text:style-name="T1">shopping carts - pd.DataFrame(items)</text:span></text:p>
                      </text:list-item>
                    </text:list>
                  </text:list-item>
                  <text:list-item>
                    <text:p><text:span text:style-name="T1">Notes on the data Frame</text:span></text:p>
                    <text:list>
                      <text:list-item>
                        <text:p><text:span text:style-name="T1">The key from the dictionary are contained in the title line at the top</text:span></text:p>
                      </text:list-item>
                      <text:list-item>
                        <text:p><text:span text:style-name="T1">The columns are arranged alphabetically ( will not happen with loading from a file)</text:span></text:p>
                      </text:list-item>
                      <text:list-item>
                        <text:p><text:span text:style-name="T1">NaN appears where there is not data for a value</text:span></text:p>
                      </text:list-item>
                    </text:list>
                  </text:list-item>
                  <text:list-item>
                    <text:p><text:span text:style-name="T1">Example – DataFrame Assigns the <text:s/>row index by default ( The left side is numerical indexes which start from 0 )</text:span></text:p>
                    <text:list>
                      <text:list-item>
                        <text:p><text:span text:style-name="T1">data = {'Bob' : pd.Series([245, 25, 55]), <text:s text:c="7"/>'Alice' : pd.Series([40, 110, 500, 45])}</text:span></text:p>
                      </text:list-item>
                      <text:list-item>
                        <text:p><text:span text:style-name="T1">df = pd.DataFrame(data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Pandas Data Frames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ttributes of dataframe</text:span></text:p>
                <text:list>
                  <text:list-item>
                    <text:p><text:span text:style-name="T1">shopping_carts.shape()</text:span></text:p>
                  </text:list-item>
                  <text:list-item>
                    <text:p><text:span text:style-name="T1">shopping_carts.ndim</text:span></text:p>
                  </text:list-item>
                  <text:list-item>
                    <text:p><text:span text:style-name="T1">shopping_carts.size</text:span></text:p>
                  </text:list-item>
                  <text:list-item>
                    <text:p><text:span text:style-name="T1">shopping_carts.values</text:span></text:p>
                  </text:list-item>
                  <text:list-item>
                    <text:p><text:span text:style-name="T1">shopping_carts.index</text:span></text:p>
                  </text:list-item>
                  <text:list-item>
                    <text:p><text:span text:style-name="T1">shopping_carts.columns</text:span></text:p>
                  </text:list-item>
                </text:list>
              </text:list-item>
              <text:list-item>
                <text:p><text:span text:style-name="T1">Pandas allows us to select which data we want to put into our DataFrame </text:span></text:p>
                <text:list>
                  <text:list-item>
                    <text:p><text:span text:style-name="T1">bob_shopping_cart = pd.DataFrame(items, columns=['Bob'])</text:span></text:p>
                  </text:list-item>
                </text:list>
              </text:list-item>
              <text:list-item>
                <text:p><text:span text:style-name="T1">Selecting Specific Rows for the Data Frame</text:span></text:p>
                <text:list>
                  <text:list-item>
                    <text:p><text:span text:style-name="T1">sel_shopping_cart = pd.DataFrame(items, index = ['pants', 'book'])</text:span></text:p>
                  </text:list-item>
                </text:list>
              </text:list-item>
              <text:list-item>
                <text:p><text:span text:style-name="T1">Selecting specific columns of a data frame and rows</text:span></text:p>
                <text:list>
                  <text:list-item>
                    <text:p><text:span text:style-name="T1">alice_sel_shopping_cart = pd.DataFrame(items, index = ['glasses', 'bike'], columns = ['Alice']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Pandas Data Frames</text:p>
          </draw:text-box>
        </draw:frame>
        <draw:frame presentation:style-name="pr4" draw:text-style-name="P2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reate a data frame using a dictionary of list</text:span></text:p>
                <text:list>
                  <text:list-item>
                    <text:p><text:span text:style-name="T1">data = {'Integers' : [1,2,3],'Floats' : [4.5, 8.2, 9.6]}</text:span></text:p>
                  </text:list-item>
                  <text:list-item>
                    <text:p><text:span text:style-name="T1">When the data does not have a label indices, Pandas automatically uses numerical row indexes</text:span></text:p>
                  </text:list-item>
                </text:list>
              </text:list-item>
              <text:list-item>
                <text:p><text:span text:style-name="T1"><text:s/>Create a DataFrame using a dictionary of lists, and custom row-indexes (labels)</text:span></text:p>
                <text:list>
                  <text:list-item>
                    <text:p><text:span text:style-name="T1">data = {'Integers' : [1,2,3], <text:s text:c="2"/>'Floats' : [4.5, 8.2, 9.6]}</text:span></text:p>
                  </text:list-item>
                  <text:list-item>
                    <text:p><text:span text:style-name="T1">df = pd.DataFrame(data, index = ['label 1', 'label 2', 'label 3'])</text:span></text:p>
                  </text:list-item>
                </text:list>
              </text:list-item>
              <text:list-item>
                <text:p><text:span text:style-name="T1"><text:s/>Create a DataFrame using a of list of dictionaries</text:span></text:p>
                <text:list>
                  <text:list-item>
                    <text:p><text:span text:style-name="T1">items2 = [{'bikes': 20, 'pants': 30, 'watches': 35}, <text:s text:c="2"/>{'watches': 10, 'glasses': 50, 'bikes': 15, 'pants':5}]</text:span></text:p>
                  </text:list-item>
                  <text:list-item>
                    <text:p><text:span text:style-name="T1">store_items = pd.DataFrame(items2)</text:span></text:p>
                  </text:list-item>
                </text:list>
              </text:list-item>
              <text:list-item>
                <text:p><text:span text:style-name="T1"><text:s/>Create a DataFrame using a of list of dictionaries, and custom row-indexes (labels)</text:span></text:p>
                <text:list>
                  <text:list-item>
                    <text:p><text:span text:style-name="T1">items2 = [{'bikes': 20, 'pants': 30, 'watches': 35}, <text:s/>{'watches': 10, 'glasses': 50, 'bikes': 15, 'pants':5}]</text:span></text:p>
                  </text:list-item>
                  <text:list-item>
                    <text:p><text:span text:style-name="T1">store_items = pd.DataFrame(items2, index = ['store 1', 'store 2'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Accessing Elements in Pandas DataFrame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ccess Elements using lables</text:span></text:p>
                <text:list>
                  <text:list-item>
                    <text:p><text:span text:style-name="T1">store_items[[ ‘bikes’ ]]</text:span><text:span text:style-name="T1"><text:tab/></text:span><text:span text:style-name="T1"><text:tab/></text:span><text:span text:style-name="T1"><text:tab/></text:span><text:span text:style-name="T1">Get the data from the columns bikes</text:span></text:p>
                  </text:list-item>
                  <text:list-item>
                    <text:p><text:span text:style-name="T1">store_items[[ ‘bikes’, ‘pants’ ]]</text:span><text:span text:style-name="T1"><text:tab/></text:span><text:span text:style-name="T1"><text:tab/></text:span><text:span text:style-name="T1">Gets the bikes and pants column</text:span></text:p>
                  </text:list-item>
                  <text:list-item>
                    <text:p><text:span text:style-name="T1">store_items[[ ‘store 1’ ]]</text:span><text:span text:style-name="T1"><text:tab/></text:span><text:span text:style-name="T1"><text:tab/></text:span><text:span text:style-name="T1"><text:tab/></text:span><text:span text:style-name="T1">Get bikes, glass, pants, watches amounts from row store 1</text:span></text:p>
                  </text:list-item>
                  <text:list-item>
                    <text:p><text:span text:style-name="T1">store_items[‘bikes’][‘store 2’]</text:span><text:span text:style-name="T1"><text:tab/></text:span><text:span text:style-name="T1"><text:tab/></text:span><text:span text:style-name="T1">Using Bike column and the store 2 row <text:s/>the number is 15</text:span></text:p>
                    <text:list>
                      <text:list-item>
                        <text:p><text:span text:style-name="T1">Should always be provided with the column label</text:span></text:p>
                      </text:list-item>
                      <text:list-item>
                        <text:p><text:span text:style-name="T1">dataFrame[column][row]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dding a column to an existing Data Frame</text:span></text:p>
                <text:list>
                  <text:list-item>
                    <text:p><text:span text:style-name="T1">store_items['shirts'] = [15,2]</text:span><text:span text:style-name="T1"><text:tab/></text:span><text:span text:style-name="T1"><text:tab/></text:span><text:span text:style-name="T1">Has a value for both rows ( store 1 and store 2 )</text:span></text:p>
                  </text:list-item>
                  <text:list-item>
                    <text:p><text:span text:style-name="T1">New column is added at the end of the data frame</text:span></text:p>
                  </text:list-item>
                </text:list>
              </text:list-item>
              <text:list-item>
                <text:p><text:span text:style-name="T1">. Add a new column based on the arithmetic operation between existing columns of a DataFrame</text:span></text:p>
                <text:list>
                  <text:list-item>
                    <text:p><text:span text:style-name="T1">store_items['suits'] = store_items['pants'] + store_items['shirts']</text:span><text:span text:style-name="T1"><text:tab/></text:span><text:span text:style-name="T1"><text:tab/></text:span><text:span text:style-name="T1">// Creates the column suits</text:span></text:p>
                  </text:list-item>
                </text:list>
              </text:list-item>
              <text:list-item>
                <text:p><text:span text:style-name="T1">Create a row tp be added tp the data frame </text:span></text:p>
                <text:list>
                  <text:list-item>
                    <text:p><text:span text:style-name="T1">new_items = [{'bikes': 20, 'pants': 30, 'watches': 35, 'glasses': 4}]</text:span></text:p>
                  </text:list-item>
                  <text:list-item>
                    <text:p><text:span text:style-name="T1">new_store = pd.DataFrame(new_items, index = ['store 3']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Accessing Elements in Pandas DataFrames</text:p>
          </draw:text-box>
        </draw:frame>
        <draw:frame presentation:style-name="pr4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<text:s/>Append the row to the DataFrame</text:span></text:p>
                <text:list>
                  <text:list-item>
                    <text:p><text:span text:style-name="T1">store_items = store_items.append(new_store)</text:span></text:p>
                  </text:list-item>
                  <text:list-item>
                    <text:p><text:span text:style-name="T1">Appending a new row to the DataFrame the columns have been put in alphabetical order.</text:span></text:p>
                  </text:list-item>
                </text:list>
              </text:list-item>
              <text:list-item>
                <text:p><text:span text:style-name="T1">Add new column that has data from the existing columns</text:span></text:p>
                <text:list>
                  <text:list-item>
                    <text:p><text:span text:style-name="T1">store_items['new watches'] = store_items['watches'][1:]</text:span></text:p>
                  </text:list-item>
                  <text:list-item>
                    <text:p><text:span text:style-name="T1">Possible to insert new columns into the DatFrames anywhere we want</text:span></text:p>
                    <text:list>
                      <text:list-item>
                        <text:p><text:span text:style-name="T1">dataframe.insert(loc, label, data) allow use to insert a new column at location loc</text:span></text:p>
                      </text:list-item>
                      <text:list-item>
                        <text:p><text:span text:style-name="T1">store_items.insert(4, 'shoes', [8,5,0])</text:span><text:span text:style-name="T1"><text:tab/></text:span><text:span text:style-name="T1"><text:tab/></text:span><text:span text:style-name="T1">// insert the data before the loc index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op method deletes columns </text:span></text:p>
              </text:list-item>
              <text:list-item>
                <text:p><text:span text:style-name="T1">drop method deletes both row and columns using axis key word </text:span></text:p>
              </text:list-item>
              <text:list-item>
                <text:p><text:span text:style-name="T1">Delete one column from a DataFrame</text:span></text:p>
                <text:list>
                  <text:list-item>
                    <text:p><text:span text:style-name="T1">store_items.pop(‘new watches’)</text:span></text:p>
                  </text:list-item>
                </text:list>
              </text:list-item>
              <text:list-item>
                <text:p><text:span text:style-name="T1">Delete multiple columns from a DataFrame</text:span></text:p>
                <text:list>
                  <text:list-item>
                    <text:p><text:span text:style-name="T1">store_items = store_items.drop(['watches', 'shoes'], axis = 1)</text:span></text:p>
                  </text:list-item>
                </text:list>
              </text:list-item>
              <text:list-item>
                <text:p><text:span text:style-name="T1">Delete rows from a Data Frame</text:span></text:p>
                <text:list>
                  <text:list-item>
                    <text:p><text:span text:style-name="T1">store_items = store_items.drop(['store 2', 'store 1'], axis = 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Accessing Elements in Pandas DataFrames</text:p>
          </draw:text-box>
        </draw:frame>
        <draw:frame presentation:style-name="pr4" draw:text-style-name="P2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<text:s/>Modify the column label</text:span></text:p>
                <text:list>
                  <text:list-item>
                    <text:p><text:span text:style-name="T1">store_items = store_items.rename(columns = {'bikes': 'hats'})</text:span></text:p>
                  </text:list-item>
                </text:list>
              </text:list-item>
              <text:list-item>
                <text:p><text:span text:style-name="T1">Modify the row label</text:span></text:p>
                <text:list>
                  <text:list-item>
                    <text:p><text:span text:style-name="T1">store_items = store_items.rename(index = {'store 3': 'last store'})</text:span></text:p>
                  </text:list-item>
                </text:list>
              </text:list-item>
              <text:list-item>
                <text:p><text:span text:style-name="T1">Use existing column values as row-index</text:span></text:p>
                <text:list>
                  <text:list-item>
                    <text:p><text:span text:style-name="T1">store_items = store_items.set_index('pants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aling with NaN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an have many types of data such as outliers or incorrect values. <text:s/>The type of bad data that we encounter is almost always missing values</text:span></text:p>
              </text:list-item>
              <text:list-item>
                <text:p><text:span text:style-name="T2">Count the total NaN Valu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tore_items.isnull().sum().sum()</text:span><text:span text:style-name="T2"><text:tab/></text:span></text:p>
                <text:list>
                  <text:list-item>
                    <text:p><text:span text:style-name="T2">store_items.isnull() returns a Boolean Data Frame the size as store_items where (T) means the cell contains NaN</text:span></text:p>
                  </text:list-item>
                  <text:list-item>
                    <text:p><text:span text:style-name="T2">use .sum() twice</text:span></text:p>
                    <text:list>
                      <text:list-item>
                        <text:p><text:span text:style-name="T2">.sum – first sum returns a Pandas Series with the sums of the logic True Values along Columns</text:span></text:p>
                        <text:list>
                          <text:list-item>
                            <text:p><text:span text:style-name="T2">example output of first.sum</text:span></text:p>
                            <text:list>
                              <text:list-item>
                                <text:p><text:span text:style-name="T2">bikes </text:span><text:span text:style-name="T2"><text:tab/></text:span><text:span text:style-name="T2">0</text:span></text:p>
                              </text:list-item>
                              <text:list-item>
                                <text:p><text:span text:style-name="T2">glasses 1</text:span></text:p>
                              </text:list-item>
                              <text:list-item>
                                <text:p><text:span text:style-name="T2">pants</text:span><text:span text:style-name="T2"><text:tab/></text:span><text:span text:style-name="T2">0</text:span></text:p>
                              </text:list-item>
                            </text:list>
                          </text:list-item>
                          <text:list-item>
                            <text:p><text:span text:style-name="T2">second sum then adds up 1s in the above pandas series</text:span></text:p>
                          </text:list-item>
                        </text:list>
                      </text:list-item>
                      <text:list-item>
                        <text:p><text:span text:style-name="T2">Count the number of non-NaN values</text:span><text:span text:style-name="T2"><text:tab/></text:span><text:span text:style-name="T2"><text:tab/></text:span><text:span text:style-name="T2"><text:tab/></text:span><text:span text:style-name="T2">store_items.count()</text:span></text:p>
                      </text:list-item>
                    </text:list>
                  </text:list-item>
                  <text:list-item>
                    <text:p><text:span text:style-name="T2">Eliminating NaN Valuews</text:span></text:p>
                    <text:list>
                      <text:list-item>
                        <text:p><text:span text:style-name="T2">Can either delete or replace the NaN values</text:span></text:p>
                      </text:list-item>
                      <text:list-item>
                        <text:p><text:span text:style-name="T2">.dropna(axis) method elinates any rows with NaN values when axis = 0 and any columns when axis = 1</text:span></text:p>
                        <text:list>
                          <text:list-item>
                            <text:p><text:span text:style-name="T2">Does not modify the original dataframe unless the parameter inPlace = True</text:span></text:p>
                          </text:list-item>
                        </text:list>
                      </text:list-item>
                      <text:list-item>
                        <text:p><text:span text:style-name="T2">Drop rows have NaN values</text:span><text:span text:style-name="T2"><text:tab/></text:span><text:span text:style-name="T2"><text:tab/></text:span><text:span text:style-name="T2"><text:tab/></text:span><text:span text:style-name="T2">store_items.dropna(axis = 0)</text:span></text:p>
                      </text:list-item>
                      <text:list-item>
                        <text:p><text:span text:style-name="T2">Drop Columns having NaN values</text:span><text:span text:style-name="T2"><text:tab/></text:span><text:span text:style-name="T2"><text:tab/></text:span><text:span text:style-name="T2">store_items.dropna(axis = 1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aling with NaN</text:p>
          </draw:text-box>
        </draw:frame>
        <draw:frame presentation:style-name="pr4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Substituting NaN value</text:span></text:p>
                    <text:list>
                      <text:list-item>
                        <text:p><text:span text:style-name="T3">.fillna()</text:span></text:p>
                      </text:list-item>
                      <text:list-item>
                        <text:p><text:span text:style-name="T3">Example</text:span><text:span text:style-name="T3"><text:tab/></text:span><text:span text:style-name="T3"><text:tab/></text:span><text:span text:style-name="T3"><text:tab/></text:span><text:span text:style-name="T3">store_items.fillna(0) will replace all values of NaN with 0</text:span></text:p>
                      </text:list-item>
                      <text:list-item>
                        <text:p><text:span text:style-name="T3">forward filling</text:span></text:p>
                        <text:list>
                          <text:list-item>
                            <text:p><text:span text:style-name="T3">replace NaN values with forward filling, we can use previous values taken from columns or rows</text:span></text:p>
                          </text:list-item>
                          <text:list-item>
                            <text:p><text:span text:style-name="T3">Example</text:span></text:p>
                            <text:list>
                              <text:list-item>
                                <text:p><text:span text:style-name="T3">Column Store[‘glasses’][‘store 1’] value is NaN</text:span></text:p>
                              </text:list-item>
                              <text:list-item>
                                <text:p><text:span text:style-name="T3">Column Store[‘shirts;][‘store 3’] value is NaN</text:span></text:p>
                              </text:list-item>
                              <text:list-item>
                                <text:p><text:span text:style-name="T3">store_items.fillna(method = 'ffill', axis = 0)</text:span></text:p>
                              </text:list-item>
                              <text:list-item>
                                <text:p text:style-name="P4"><text:span text:style-name="T3">Column Store[‘glasses’][‘store 1’] value is NaN</text:span></text:p>
                              </text:list-item>
                              <text:list-item>
                                <text:p><text:span text:style-name="T3">Column Store[‘shirts;][‘store 3’] value is NaN.0 after the function .fillna(). <text:s/>It did not replace it</text:span></text:p>
                              </text:list-item>
                            </text:list>
                          </text:list-item>
                          <text:list-item>
                            <text:p><text:span text:style-name="T4">Problem the first NaN did not get replace then you can use </text:span><text:span text:style-name="T3">store_items.fillna(method = 'ffill', axis = 0)</text:span></text:p>
                          </text:list-item>
                        </text:list>
                      </text:list-item>
                      <text:list-item>
                        <text:p><text:span text:style-name="T3">Backward Filling</text:span></text:p>
                        <text:list>
                          <text:list-item>
                            <text:p><text:span text:style-name="T3">replace NaN values with backward filling.</text:span></text:p>
                          </text:list-item>
                          <text:list-item>
                            <text:p><text:span text:style-name="T3">.fillna(method = ‘backfill’, axis = 0 ) and then .fillna(method = ‘backfill’, axis=1 )</text:span></text:p>
                          </text:list-item>
                        </text:list>
                      </text:list-item>
                      <text:list-item>
                        <text:p><text:span text:style-name="T3">The original dataframe is not modified remember to use inplace = True</text:span></text:p>
                      </text:list-item>
                      <text:list-item>
                        <text:p><text:span text:style-name="T3">store_items.interpolate(method = 'linear', axis = 0) can also be us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Loading Data into a Pandas DataFrame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andas allows use to load database of different formats into Dataframes.</text:span></text:p>
              </text:list-item>
              <text:list-item>
                <text:p><text:span text:style-name="T2">pd.read_csv</text:span></text:p>
              </text:list-item>
              <text:list-item>
                <text:p><text:span text:style-name="T2">Example <text:s/>– Load Google Stock Data </text:span><text:span text:style-name="T2"><text:tab/></text:span><text:span text:style-name="T2"><text:tab/></text:span><text:span text:style-name="T2"><text:tab/></text:span><text:span text:style-name="T2">Google_stock = pd.read_csv('./GOOG.csv')</text:span></text:p>
              </text:list-item>
              <text:list-item>
                <text:p><text:span text:style-name="T2">Use .head() to get an idea of the data which will print out the first 5 rows</text:span></text:p>
              </text:list-item>
              <text:list-item>
                <text:p><text:span text:style-name="T2">Use .tail() to get an idea of the data which will print out the last 5 ros()</text:span></text:p>
              </text:list-item>
              <text:list-item>
                <text:p><text:span text:style-name="T2">Check to see if there any NaN</text:span><text:span text:style-name="T2"><text:tab/></text:span><text:span text:style-name="T2"><text:tab/></text:span><text:span text:style-name="T2">Google_stock.isnull().any()</text:span></text:p>
              </text:list-item>
              <text:list-item>
                <text:p><text:span text:style-name="T2">.describe will provide a count, mean, std, min, 25, 50, 75, max</text:span></text:p>
                <text:list>
                  <text:list-item>
                    <text:p><text:span text:style-name="T2">Can provide a single column Google_stock[‘Adj Close’].describe()</text:span></text:p>
                  </text:list-item>
                </text:list>
              </text:list-item>
              <text:list-item>
                <text:p><text:span text:style-name="T2">Have the functions .max(), .min() and .mean()</text:span></text:p>
                <text:list>
                  <text:list-item>
                    <text:p><text:span text:style-name="T2">Example Google_stock.max()</text:span></text:p>
                  </text:list-item>
                  <text:list-item>
                    <text:p><text:span text:style-name="T2">Example Google_stock[‘Close’].mean</text:span></text:p>
                  </text:list-item>
                </text:list>
              </text:list-item>
              <text:list-item>
                <text:p><text:span text:style-name="T2">Statistical Correlation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Google_stock.corr()</text:span></text:p>
              </text:list-item>
              <text:list-item>
                <text:p><text:span text:style-name="T2"/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Loading Data into a Pandas DataFrame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Fake Company has salary from 1990 to 1992</text:span></text:p>
                <text:list>
                  <text:list-item>
                    <text:p><text:span text:style-name="T2">We display the total amount of money spent in salaries each year</text:span></text:p>
                  </text:list-item>
                  <text:list-item>
                    <text:p><text:span text:style-name="T2">data.groupby(['Year'])['Salary'].sum() will display the total amount of salaries for each year</text:span></text:p>
                  </text:list-item>
                  <text:list-item>
                    <text:p><text:span text:style-name="T2">data.groupby(['Name'])['Salary'].sum() will display the total salary for each person for each year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import pandas as pd</text:p>
              </text:list-item>
              <text:list-item>
                <text:p>import numpy as np</text:p>
              </text:list-item>
              <text:list-item>
                <text:p/>
              </text:list-item>
              <text:list-item>
                <text:p># DO NOT CHANGE THE VARIABLE NAMES</text:p>
              </text:list-item>
              <text:list-item>
                <text:p/>
              </text:list-item>
              <text:list-item>
                <text:p># Set the precision of our dataframes to one decimal place.</text:p>
              </text:list-item>
              <text:list-item>
                <text:p>pd.set_option('precision', 1)</text:p>
              </text:list-item>
              <text:list-item>
                <text:p/>
              </text:list-item>
              <text:list-item>
                <text:p># Create a Pandas DataFrame that contains the ratings some users have given to a series of books. </text:p>
              </text:list-item>
              <text:list-item>
                <text:p># The ratings given are in the range from 1 to 5, with 5 being the best score. </text:p>
              </text:list-item>
              <text:list-item>
                <text:p># The names of the books, the corresponding authors, and the ratings of each user are given below:</text:p>
              </text:list-item>
              <text:list-item>
                <text:p/>
              </text:list-item>
              <text:list-item>
                <text:p>books = pd.Series(data = ['Great Expectations', 'Of Mice and Men', 'Romeo and Juliet', 'The Time Machine', 'Alice in Wonderland' ])</text:p>
              </text:list-item>
              <text:list-item>
                <text:p>authors = pd.Series(data = ['Charles Dickens', 'John Steinbeck', 'William Shakespeare', ' H. G. Wells', 'Lewis Carroll' ])</text:p>
              </text:list-item>
              <text:list-item>
                <text:p/>
              </text:list-item>
              <text:list-item>
                <text:p># User ratings are in the order of the book titles mentioned above</text:p>
              </text:list-item>
              <text:list-item>
                <text:p># If a user has not rated all books, Pandas will automatically consider the missing values as NaN.</text:p>
              </text:list-item>
              <text:list-item>
                <text:p># If a user has mentioned `np.nan` value, then also it means that the user has not yet rated that book.</text:p>
              </text:list-item>
              <text:list-item>
                <text:p>user_1 = pd.Series(data = [3.2, np.nan ,2.5])</text:p>
              </text:list-item>
              <text:list-item>
                <text:p>user_2 = pd.Series(data = [5., 1.3, 4.0, 3.8])</text:p>
              </text:list-item>
              <text:list-item>
                <text:p>user_3 = pd.Series(data = [2.0, 2.3, np.nan, 4])</text:p>
              </text:list-item>
              <text:list-item>
                <text:p>user_4 = pd.Series(data = [4, 3.5, 4, 5, 4.2]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# Use the data above to create a Pandas DataFrame that has the following column</text:p>
              </text:list-item>
              <text:list-item>
                <text:p># labels: 'Author', 'Book Title', 'User 1', 'User 2', 'User 3', 'User 4'. </text:p>
              </text:list-item>
              <text:list-item>
                <text:p># Let Pandas automatically assign numerical row indices to the DataFrame. </text:p>
              </text:list-item>
              <text:list-item>
                <text:p/>
              </text:list-item>
              <text:list-item>
                <text:p># TO DO: Create a dictionary with the data given above</text:p>
              </text:list-item>
              <text:list-item>
                <text:p>dat = <text:s/>{ 'Authors' : authors, "Titles": books, </text:p>
              </text:list-item>
              <text:list-item>
                <text:p><text:s text:c="4"/>"User 1" : user_1, </text:p>
              </text:list-item>
              <text:list-item>
                <text:p><text:s text:c="4"/>"User 2" : user_2, </text:p>
              </text:list-item>
              <text:list-item>
                <text:p><text:s text:c="4"/>"User 3" : user_3,</text:p>
              </text:list-item>
              <text:list-item>
                <text:p><text:s text:c="4"/>"User 4" : user_4 }</text:p>
              </text:list-item>
              <text:list-item>
                <text:p/>
              </text:list-item>
              <text:list-item>
                <text:p># TO DO: Create a Pandas DataFrame using the dictionary created above</text:p>
              </text:list-item>
              <text:list-item>
                <text:p>book_ratings = pd.DataFrame(dat)</text:p>
              </text:list-item>
              <text:list-item>
                <text:p/>
              </text:list-item>
              <text:list-item>
                <text:p># TO DO:</text:p>
              </text:list-item>
              <text:list-item>
                <text:p># If you created the dictionary correctly you should have a Pandas DataFrame</text:p>
              </text:list-item>
              <text:list-item>
                <text:p># that has column labels: </text:p>
              </text:list-item>
              <text:list-item>
                <text:p># 'Author', 'Book Title', 'User 1', 'User 2', 'User 3', 'User 4' </text:p>
              </text:list-item>
              <text:list-item>
                <text:p># and row indices 0 through 4.</text:p>
              </text:list-item>
              <text:list-item>
                <text:p/>
              </text:list-item>
              <text:list-item>
                <text:p/>
              </text:list-item>
              <text:list-item>
                <text:p># Now replace all the NaN values in your DataFrame with the average rating in</text:p>
              </text:list-item>
              <text:list-item>
                <text:p># each column. Replace the NaN values in place. </text:p>
              </text:list-item>
              <text:list-item>
                <text:p># HINT: Use the `pandas.DataFrame.fillna(value, inplace = True)` function for substituting the NaN values. </text:p>
              </text:list-item>
              <text:list-item>
                <text:p># Write your code below:</text:p>
              </text:list-item>
              <text:list-item>
                <text:p>fill_na = {}</text:p>
              </text:list-item>
              <text:list-item>
                <text:p>fill_na['User 1'] = book_ratings['User 1'].mean()</text:p>
              </text:list-item>
              <text:list-item>
                <text:p>fill_na['User 2'] = book_ratings['User 2'].mean()</text:p>
              </text:list-item>
              <text:list-item>
                <text:p>fill_na['User 3'] = book_ratings['User 3'].mean()</text:p>
              </text:list-item>
              <text:list-item>
                <text:p>book_ratings.fillna(value=fill_na, inplace = Tru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# From the DataFrame above can you now pick all the books that had a rating of 5?</text:p>
              </text:list-item>
              <text:list-item>
                <text:p/>
              </text:list-item>
              <text:list-item>
                <text:p># Step 1 - Highlight the rows containing a value = 5. </text:p>
              </text:list-item>
              <text:list-item>
                <text:p># This step will replace all values != 5 with NaN in the entire DataFrame. </text:p>
              </text:list-item>
              <text:list-item>
                <text:p>best_rated = book_ratings[(book_ratings == 5)]</text:p>
              </text:list-item>
              <text:list-item>
                <text:p/>
              </text:list-item>
              <text:list-item>
                <text:p># Step 2 - Extract the DataFrame containing only those rows that have a value = 5. </text:p>
              </text:list-item>
              <text:list-item>
                <text:p>best_rated = book_ratings[(book_ratings == 5).any(axis = 1)]</text:p>
              </text:list-item>
              <text:list-item>
                <text:p/>
              </text:list-item>
              <text:list-item>
                <text:p># Step 3 - Find the corresponding Book Title of the rows identified above. </text:p>
              </text:list-item>
              <text:list-item>
                <text:p># Returns a numpy.ndarray containing only the Book Titles</text:p>
              </text:list-item>
              <text:list-item>
                <text:p>best_rated = book_ratings[(book_ratings == 5).any(axis = 1)]['Book Title'].values</text:p>
              </text:list-item>
              <text:list-item>
                <text:p>The code above returns a NumPy ndarray that only contains the names of the books that had a rating of 5.</text:p>
              </text:list-item>
              <text:list-item>
                <text:p/>
              </text:list-item>
              <text:list-item>
                <text:p># t = book_ratings[(book_ratings ==5 ).any(axis = 1)]['Titles'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07T19:33:44.847161293</meta:creation-date>
    <dc:date>2026-03-10T23:28:55.996008000</dc:date>
    <meta:editing-duration>PT9H32M25S</meta:editing-duration>
    <meta:editing-cycles>12</meta:editing-cycles>
    <meta:generator>LibreOffice/25.8.0.4$MacOSX_AARCH64 LibreOffice_project/48f00303701489684e67c38c28aff00cd5929e67</meta:generator>
    <meta:document-statistic meta:object-count="109"/>
  </office:meta>
</office:document-meta>
</file>